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1812" officeooo:paragraph-rsid="0040c52f" style:font-weight-asian="bold" style:font-weight-complex="bold"/>
    </style:style>
    <style:style style:name="P2" style:family="paragraph" style:parent-style-name="Heading_20_2">
      <style:text-properties officeooo:rsid="001d4a08" officeooo:paragraph-rsid="0040c52f"/>
    </style:style>
    <style:style style:name="P3" style:family="paragraph" style:parent-style-name="Text_20_body">
      <style:text-properties fo:font-weight="bold" officeooo:rsid="004193ec" officeooo:paragraph-rsid="0040c52f" style:font-weight-asian="bold" style:font-weight-complex="bold"/>
    </style:style>
    <style:style style:name="P4" style:family="paragraph" style:parent-style-name="Text_20_body">
      <style:text-properties fo:font-weight="normal" officeooo:rsid="004193ec" officeooo:paragraph-rsid="0040c52f" style:font-weight-asian="normal" style:font-weight-complex="normal"/>
    </style:style>
    <style:style style:name="P5" style:family="paragraph" style:parent-style-name="Text_20_body">
      <style:text-properties fo:font-weight="bold" officeooo:rsid="0040c52f" officeooo:paragraph-rsid="0040c52f" style:font-weight-asian="bold" style:font-weight-complex="bold"/>
    </style:style>
    <style:style style:name="P6" style:family="paragraph" style:parent-style-name="Text_20_body">
      <style:text-properties fo:font-weight="normal" officeooo:rsid="0040c52f" officeooo:paragraph-rsid="0040c52f" style:font-weight-asian="normal" style:font-weight-complex="normal"/>
    </style:style>
    <style:style style:name="P7" style:family="paragraph" style:parent-style-name="Heading_20_2" style:list-style-name="">
      <style:text-properties officeooo:rsid="00100da8" officeooo:paragraph-rsid="0040c52f"/>
    </style:style>
    <style:style style:name="P8" style:family="paragraph" style:parent-style-name="Heading_20_2">
      <style:paragraph-properties fo:break-before="page"/>
      <style:text-properties officeooo:rsid="00100da8" officeooo:paragraph-rsid="0040c52f"/>
    </style:style>
    <style:style style:name="P9" style:family="paragraph" style:parent-style-name="Text_20_body">
      <style:text-properties fo:font-weight="bold" officeooo:rsid="003fc73c" officeooo:paragraph-rsid="0040c52f" style:font-weight-asian="bold" style:font-weight-complex="bold"/>
    </style:style>
    <style:style style:name="P10" style:family="paragraph" style:parent-style-name="Text_20_body">
      <style:text-properties fo:font-weight="normal" officeooo:rsid="003fc73c" officeooo:paragraph-rsid="0040c52f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f0b25" style:font-weight-asian="normal" style:font-weight-complex="normal"/>
    </style:style>
    <style:style style:name="T3" style:family="text">
      <style:text-properties officeooo:rsid="001bce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<text:span text:style-name="T1"> Pradyumn R Pai<text:tab/><text:tab/><text:tab/><text:tab/><text:tab/><text:tab/><text:tab/></text:span></text:p>
      <text:p text:style-name="P1">Roll No:<text:span text:style-name="T1"> 50</text:span></text:p>
      <text:p text:style-name="P1">Class: <text:span text:style-name="T1">CS</text:span><text:span text:style-name="T2">7</text:span><text:span text:style-name="T1">A</text:span></text:p>
      <text:h text:style-name="P2" text:outline-level="2">PROGRAM <text:span text:style-name="T3">CODE</text:span></text:h>
      <text:p text:style-name="P3">grammar.c:</text:p>
      <text:p text:style-name="P4">#include &lt;stdio.h&gt;</text:p>
      <text:p text:style-name="P4">#include &lt;stdlib.h&gt;</text:p>
      <text:p text:style-name="P4">#include &lt;string.h&gt;</text:p>
      <text:p text:style-name="P4">#include &lt;stdbool.h&gt;</text:p>
      <text:p text:style-name="P4"/>
      <text:p text:style-name="P4">struct ProductionRule{</text:p>
      <text:p text:style-name="P4"><text:s text:c="4"/>char symbol;</text:p>
      <text:p text:style-name="P4"><text:s text:c="4"/>char expression[20];</text:p>
      <text:p text:style-name="P4">};</text:p>
      <text:p text:style-name="P4"/>
      <text:p text:style-name="P4">struct Grammar{</text:p>
      <text:p text:style-name="P4"><text:s text:c="4"/>char startState;</text:p>
      <text:p text:style-name="P4"><text:s text:c="4"/>char* non_terminals;</text:p>
      <text:p text:style-name="P4"><text:s text:c="4"/>char* terminals;</text:p>
      <text:p text:style-name="P4"><text:s text:c="4"/>struct ProductionRule* rules;</text:p>
      <text:p text:style-name="P4"><text:s text:c="4"/>int production_num;</text:p>
      <text:p text:style-name="P4">};</text:p>
      <text:p text:style-name="P4"/>
      <text:p text:style-name="P4">struct LMDStackNode {</text:p>
      <text:p text:style-name="P4"><text:s text:c="4"/>struct ProductionRule rule;</text:p>
      <text:p text:style-name="P4"><text:s text:c="4"/>struct LMDStackNode* next;</text:p>
      <text:p text:style-name="P4">};</text:p>
      <text:p text:style-name="P4"/>
      <text:p text:style-name="P4">struct LMDStackNode* head = NULL;</text:p>
      <text:p text:style-name="P4"/>
      <text:p text:style-name="P4">void free_grammar(struct Grammar* g){</text:p>
      <text:p text:style-name="P4"><text:s text:c="4"/>if (!g) return;</text:p>
      <text:p text:style-name="P4"><text:soft-page-break/><text:s text:c="4"/>if (g-&gt;non_terminals) free(g-&gt;non_terminals);</text:p>
      <text:p text:style-name="P4"><text:s text:c="4"/>if (g-&gt;terminals) free(g-&gt;terminals);</text:p>
      <text:p text:style-name="P4"><text:s text:c="4"/>if (g-&gt;rules) free(g-&gt;rules);</text:p>
      <text:p text:style-name="P4"><text:s text:c="4"/>free(g);</text:p>
      <text:p text:style-name="P4">}</text:p>
      <text:p text:style-name="P4"/>
      <text:p text:style-name="P4">int find_index(char s[], char c){</text:p>
      <text:p text:style-name="P4"><text:s text:c="4"/>int n = strlen(s);</text:p>
      <text:p text:style-name="P4"><text:s text:c="4"/>for (int i=0;i&lt;n;++i){</text:p>
      <text:p text:style-name="P4"><text:s text:c="8"/>if (s[i]==c){</text:p>
      <text:p text:style-name="P4"><text:s text:c="12"/>return i;</text:p>
      <text:p text:style-name="P4"><text:s text:c="8"/>}</text:p>
      <text:p text:style-name="P4"><text:s text:c="4"/>}</text:p>
      <text:p text:style-name="P4"><text:s text:c="4"/>return -1;</text:p>
      <text:p text:style-name="P4">}</text:p>
      <text:p text:style-name="P4"/>
      <text:p text:style-name="P4">bool str_contains(char str[],char c){</text:p>
      <text:p text:style-name="P4"><text:s text:c="4"/>return find_index(str,c)!=-1;</text:p>
      <text:p text:style-name="P4">}</text:p>
      <text:p text:style-name="P4"/>
      <text:p text:style-name="P4"/>
      <text:p text:style-name="P4">void add_str(char str[], char c){</text:p>
      <text:p text:style-name="P4"><text:s text:c="4"/>int n = strlen(str);</text:p>
      <text:p text:style-name="P4"><text:s text:c="4"/>for (int i=0;i&lt;n;++i){</text:p>
      <text:p text:style-name="P4"><text:s text:c="8"/>if (str[i]==c){</text:p>
      <text:p text:style-name="P4"><text:s text:c="12"/>return ;</text:p>
      <text:p text:style-name="P4"><text:s text:c="8"/>}</text:p>
      <text:p text:style-name="P4"><text:s text:c="4"/>}</text:p>
      <text:p text:style-name="P4"><text:s text:c="4"/>str[n] = c;</text:p>
      <text:p text:style-name="P4"><text:s text:c="4"/>str[n+1] = '\0';</text:p>
      <text:p text:style-name="P4">}</text:p>
      <text:p text:style-name="P4"><text:soft-page-break/></text:p>
      <text:p text:style-name="P4">bool validTerminal(struct Grammar* g, char c){</text:p>
      <text:p text:style-name="P4"><text:s text:c="4"/>return str_contains(g-&gt;terminals,c);</text:p>
      <text:p text:style-name="P4">}</text:p>
      <text:p text:style-name="P4"/>
      <text:p text:style-name="P4">bool validNonTerminal(struct Grammar* g, char c){</text:p>
      <text:p text:style-name="P4"><text:s text:c="4"/>return str_contains(g-&gt;non_terminals,c);</text:p>
      <text:p text:style-name="P4">}</text:p>
      <text:p text:style-name="P4"/>
      <text:p text:style-name="P4">bool validInput(struct Grammar* g, char input[]){</text:p>
      <text:p text:style-name="P4"><text:s text:c="4"/>int n = strlen(input);</text:p>
      <text:p text:style-name="P4"><text:s text:c="4"/>for (int i=0;i&lt;n;++i){</text:p>
      <text:p text:style-name="P4"><text:s text:c="8"/>if (!validTerminal(g,input[i])){</text:p>
      <text:p text:style-name="P4"><text:s text:c="12"/>return true;</text:p>
      <text:p text:style-name="P4"><text:s text:c="8"/>}</text:p>
      <text:p text:style-name="P4"><text:s text:c="4"/>}</text:p>
      <text:p text:style-name="P4"><text:s text:c="4"/>return true;</text:p>
      <text:p text:style-name="P4">}</text:p>
      <text:p text:style-name="P4"/>
      <text:p text:style-name="P4">bool validExpansion(struct Grammar* g, char input[]){</text:p>
      <text:p text:style-name="P4"><text:s text:c="4"/>int n = strlen(input);</text:p>
      <text:p text:style-name="P4"><text:s text:c="4"/>if (n==1 &amp;&amp; input[0]=='e') return true;</text:p>
      <text:p text:style-name="P4"><text:s text:c="4"/>for (int i=0;i&lt;n;++i){</text:p>
      <text:p text:style-name="P4"><text:s text:c="8"/>if (!validTerminal(g,input[i]) &amp;&amp; !validNonTerminal(g,input[i])){</text:p>
      <text:p text:style-name="P4"><text:s text:c="12"/>return true;</text:p>
      <text:p text:style-name="P4"><text:s text:c="8"/>}</text:p>
      <text:p text:style-name="P4"><text:s text:c="4"/>}</text:p>
      <text:p text:style-name="P4"><text:s text:c="4"/>return true;</text:p>
      <text:p text:style-name="P4">}</text:p>
      <text:p text:style-name="P4"/>
      <text:p text:style-name="P4">struct Grammar* read_grammar() {</text:p>
      <text:p text:style-name="P4"><text:soft-page-break/><text:s text:c="4"/>int num_non_terminal, num_terminal, num_production_rule;</text:p>
      <text:p text:style-name="P4"><text:s text:c="4"/>scanf("%d %d %d",&amp;num_non_terminal,&amp;num_terminal,&amp;num_production_rule);</text:p>
      <text:p text:style-name="P4"/>
      <text:p text:style-name="P4"><text:s text:c="4"/>struct Grammar* g = malloc(sizeof(struct Grammar));</text:p>
      <text:p text:style-name="P4"><text:s text:c="4"/>if (!g){</text:p>
      <text:p text:style-name="P4"><text:s text:c="8"/>printf("Coulnd't create grammar\n");</text:p>
      <text:p text:style-name="P4"><text:s text:c="8"/>return NULL;</text:p>
      <text:p text:style-name="P4"><text:s text:c="4"/>}</text:p>
      <text:p text:style-name="P4"><text:s text:c="4"/>scanf(" %c",&amp;g-&gt;startState);</text:p>
      <text:p text:style-name="P4"><text:s text:c="4"/>if (g-&gt;startState==EOF){</text:p>
      <text:p text:style-name="P4"><text:s text:c="8"/>printf("Reached EOF when reading start state\n");</text:p>
      <text:p text:style-name="P4"><text:s text:c="8"/>free_grammar(g);</text:p>
      <text:p text:style-name="P4"><text:s text:c="8"/>return NULL;</text:p>
      <text:p text:style-name="P4"><text:s text:c="4"/>}</text:p>
      <text:p text:style-name="P4"><text:s text:c="4"/>g-&gt;production_num = num_production_rule;</text:p>
      <text:p text:style-name="P4"/>
      <text:p text:style-name="P4"><text:s text:c="4"/>//Read non terminals</text:p>
      <text:p text:style-name="P4"><text:s text:c="4"/>g-&gt;non_terminals = malloc(sizeof(char)*num_non_terminal);</text:p>
      <text:p text:style-name="P4"><text:s text:c="4"/>if (!g-&gt;non_terminals){</text:p>
      <text:p text:style-name="P4"><text:s text:c="8"/>printf("Couldnt' allocate non terminals\n");</text:p>
      <text:p text:style-name="P4"><text:s text:c="8"/>free_grammar(g);</text:p>
      <text:p text:style-name="P4"><text:s text:c="8"/>return NULL;</text:p>
      <text:p text:style-name="P4"><text:s text:c="4"/>}</text:p>
      <text:p text:style-name="P4"><text:s text:c="4"/>for (int i=0;i&lt;num_non_terminal;++i){</text:p>
      <text:p text:style-name="P4"><text:s text:c="8"/>char c;</text:p>
      <text:p text:style-name="P4"><text:s text:c="8"/>scanf(" %c",&amp;c);</text:p>
      <text:p text:style-name="P4"><text:s text:c="8"/>if (c==EOF){</text:p>
      <text:p text:style-name="P4"><text:s text:c="12"/>printf("Reached EOF when reading non terminals\n");</text:p>
      <text:p text:style-name="P4"><text:s text:c="12"/>free_grammar(g);</text:p>
      <text:p text:style-name="P4"><text:s text:c="12"/>return NULL;</text:p>
      <text:p text:style-name="P4"><text:s text:c="8"/>}</text:p>
      <text:p text:style-name="P4"><text:soft-page-break/><text:s text:c="8"/>g-&gt;non_terminals[i] = c;</text:p>
      <text:p text:style-name="P4"><text:s text:c="4"/>}</text:p>
      <text:p text:style-name="P4"><text:s text:c="4"/>g-&gt;non_terminals[num_non_terminal] = '\0';</text:p>
      <text:p text:style-name="P4"/>
      <text:p text:style-name="P4"><text:s text:c="4"/>//Read terminals</text:p>
      <text:p text:style-name="P4"><text:s text:c="4"/>g-&gt;terminals = malloc(sizeof(char)*num_terminal);</text:p>
      <text:p text:style-name="P4"><text:s text:c="4"/>for (int i=0;i&lt;num_terminal;++i){</text:p>
      <text:p text:style-name="P4"><text:s text:c="8"/>char c;</text:p>
      <text:p text:style-name="P4"><text:s text:c="8"/>scanf(" %c",&amp;c);</text:p>
      <text:p text:style-name="P4"><text:s text:c="8"/>if (c==EOF){</text:p>
      <text:p text:style-name="P4"><text:s text:c="12"/>printf("Reached EOF when reading terminals\n");</text:p>
      <text:p text:style-name="P4"><text:s text:c="12"/>free_grammar(g);</text:p>
      <text:p text:style-name="P4"><text:s text:c="12"/>return NULL;</text:p>
      <text:p text:style-name="P4"><text:s text:c="8"/>}</text:p>
      <text:p text:style-name="P4"><text:s text:c="8"/>g-&gt;terminals[i] = c;</text:p>
      <text:p text:style-name="P4"><text:s text:c="4"/>}</text:p>
      <text:p text:style-name="P4"><text:s text:c="4"/>g-&gt;terminals[num_terminal] = '\0';</text:p>
      <text:p text:style-name="P4"/>
      <text:p text:style-name="P4"><text:s text:c="4"/>//Read Production Rules</text:p>
      <text:p text:style-name="P4"><text:s text:c="4"/>g-&gt;rules = malloc(sizeof(struct ProductionRule)*num_production_rule);</text:p>
      <text:p text:style-name="P4"><text:s text:c="4"/>if (!g){</text:p>
      <text:p text:style-name="P4"><text:s text:c="8"/>printf("Error reading production rules\n");</text:p>
      <text:p text:style-name="P4"><text:s text:c="8"/>free_grammar(g);</text:p>
      <text:p text:style-name="P4"><text:s text:c="8"/>return NULL;</text:p>
      <text:p text:style-name="P4"><text:s text:c="4"/>}</text:p>
      <text:p text:style-name="P4"><text:s text:c="4"/>for (int i=0;i&lt;num_production_rule;++i){</text:p>
      <text:p text:style-name="P4"><text:s text:c="8"/>char rule[20];</text:p>
      <text:p text:style-name="P4"><text:s text:c="8"/>scanf("%s",rule);</text:p>
      <text:p text:style-name="P4"><text:s text:c="8"/>sscanf(rule,"%c-&gt;%s",&amp;(g-&gt;rules[i].symbol),&amp;g-&gt;rules[i].expression);</text:p>
      <text:p text:style-name="P4"><text:s text:c="8"/>if (!validNonTerminal(g,g-&gt;rules[i].symbol) || !validExpansion(g,g-&gt;rules[i].expression)){</text:p>
      <text:p text:style-name="P4"><text:soft-page-break/><text:s text:c="12"/>printf("Production rule %s invalid\n",rule);</text:p>
      <text:p text:style-name="P4"><text:s text:c="12"/>if (!validNonTerminal(g,g-&gt;rules[i].symbol)){</text:p>
      <text:p text:style-name="P4"><text:s text:c="16"/>printf("Invalid symbol on LHS\n");</text:p>
      <text:p text:style-name="P4"><text:s text:c="12"/>}</text:p>
      <text:p text:style-name="P4"><text:s text:c="12"/>if (!validExpansion(g,g-&gt;rules[i].expression)){</text:p>
      <text:p text:style-name="P4"><text:s text:c="16"/>printf("Invalid expression on RHS");</text:p>
      <text:p text:style-name="P4"><text:s text:c="12"/>}</text:p>
      <text:p text:style-name="P4"><text:s text:c="12"/>free_grammar(g);</text:p>
      <text:p text:style-name="P4"><text:s text:c="12"/>return NULL;</text:p>
      <text:p text:style-name="P4"><text:s text:c="8"/>}</text:p>
      <text:p text:style-name="P4"><text:s text:c="4"/>}</text:p>
      <text:p text:style-name="P4"/>
      <text:p text:style-name="P4"><text:s text:c="4"/>return g;</text:p>
      <text:p text:style-name="P4">}</text:p>
      <text:p text:style-name="P4"/>
      <text:p text:style-name="P4">void push_derivation(struct ProductionRule r){</text:p>
      <text:p text:style-name="P4"><text:s text:c="4"/>struct LMDStackNode* n = malloc(sizeof(struct LMDStackNode));</text:p>
      <text:p text:style-name="P4"><text:s text:c="4"/>n-&gt;next = head;</text:p>
      <text:p text:style-name="P4"><text:s text:c="4"/>n-&gt;rule = r;</text:p>
      <text:p text:style-name="P4"><text:s text:c="4"/>head = n;</text:p>
      <text:p text:style-name="P4">}</text:p>
      <text:p text:style-name="P4"/>
      <text:p text:style-name="P4">bool empty_derivation(){</text:p>
      <text:p text:style-name="P4"><text:s text:c="4"/>if (head) return false;</text:p>
      <text:p text:style-name="P4"><text:s text:c="4"/>return true;</text:p>
      <text:p text:style-name="P4">}</text:p>
      <text:p text:style-name="P4"/>
      <text:p text:style-name="P4">void pop_derivation(){</text:p>
      <text:p text:style-name="P4"><text:s text:c="4"/>if (!head) return;</text:p>
      <text:p text:style-name="P4"><text:s text:c="4"/>struct LMDStackNode* n = head-&gt;next;</text:p>
      <text:p text:style-name="P4"><text:s text:c="4"/>free(head);</text:p>
      <text:p text:style-name="P4"><text:soft-page-break/><text:s text:c="4"/>head = n;</text:p>
      <text:p text:style-name="P4">}</text:p>
      <text:p text:style-name="P4"/>
      <text:p text:style-name="P4">struct ProductionRule top_derivation(){</text:p>
      <text:p text:style-name="P4"><text:s text:c="4"/>return head-&gt;rule;</text:p>
      <text:p text:style-name="P4">}</text:p>
      <text:p text:style-name="P4"/>
      <text:p text:style-name="P4"/>
      <text:p text:style-name="P4">void print_delete_derivation(){</text:p>
      <text:p text:style-name="P4"><text:s text:c="4"/>if (empty_derivation()) return;</text:p>
      <text:p text:style-name="P4"><text:s text:c="4"/>struct ProductionRule p = top_derivation();</text:p>
      <text:p text:style-name="P4"><text:s text:c="4"/>pop_derivation();</text:p>
      <text:p text:style-name="P4"><text:s text:c="4"/>print_delete_derivation();</text:p>
      <text:p text:style-name="P4"><text:s text:c="4"/>printf("%c-&gt;%s\n",p.symbol,p.expression);</text:p>
      <text:p text:style-name="P4">}</text:p>
      <text:p text:style-name="P5">stack.c:</text:p>
      <text:p text:style-name="P6">#include "grammar.c"</text:p>
      <text:p text:style-name="P6"/>
      <text:p text:style-name="P6">struct StackNode{</text:p>
      <text:p text:style-name="P6"><text:s text:c="4"/>char symbol;</text:p>
      <text:p text:style-name="P6"><text:s text:c="4"/>char firstTerminal;</text:p>
      <text:p text:style-name="P6"><text:s text:c="4"/>struct StackNode* next;</text:p>
      <text:p text:style-name="P6">};</text:p>
      <text:p text:style-name="P6"/>
      <text:p text:style-name="P6"/>
      <text:p text:style-name="P6">bool emptyStack(struct StackNode** indirect){</text:p>
      <text:p text:style-name="P6"><text:s text:c="4"/>if (*indirect) return false;</text:p>
      <text:p text:style-name="P6"><text:s text:c="4"/>return true;</text:p>
      <text:p text:style-name="P6">}</text:p>
      <text:p text:style-name="P6"/>
      <text:p text:style-name="P6">void stackPush(struct StackNode** indirect,char symbol, bool terminal){</text:p>
      <text:p text:style-name="P6"><text:soft-page-break/><text:s text:c="4"/>char firstTerminal = '$';</text:p>
      <text:p text:style-name="P6"><text:s text:c="4"/>if (terminal){</text:p>
      <text:p text:style-name="P6"><text:s text:c="8"/>firstTerminal = symbol;</text:p>
      <text:p text:style-name="P6"><text:s text:c="4"/>} else if (*indirect){</text:p>
      <text:p text:style-name="P6"><text:s text:c="8"/>firstTerminal = (*indirect)-&gt;firstTerminal;</text:p>
      <text:p text:style-name="P6"><text:s text:c="4"/>}</text:p>
      <text:p text:style-name="P6"><text:s text:c="4"/>struct StackNode* st = malloc(sizeof(struct StackNode));</text:p>
      <text:p text:style-name="P6"><text:s text:c="4"/>st-&gt;symbol = symbol;</text:p>
      <text:p text:style-name="P6"><text:s text:c="4"/>st-&gt;firstTerminal = firstTerminal;</text:p>
      <text:p text:style-name="P6"><text:s text:c="4"/>st-&gt;next = *indirect;</text:p>
      <text:p text:style-name="P6"><text:s text:c="4"/>*indirect = st;</text:p>
      <text:p text:style-name="P6">}</text:p>
      <text:p text:style-name="P6"/>
      <text:p text:style-name="P6">void popStack(struct StackNode** indirect){</text:p>
      <text:p text:style-name="P6"><text:s text:c="4"/>if (*indirect){</text:p>
      <text:p text:style-name="P6"><text:s text:c="8"/>struct StackNode* st = *indirect;</text:p>
      <text:p text:style-name="P6"><text:s text:c="8"/>*indirect = st-&gt;next;</text:p>
      <text:p text:style-name="P6"><text:s text:c="8"/>free(st);</text:p>
      <text:p text:style-name="P6"><text:s text:c="4"/>}</text:p>
      <text:p text:style-name="P6">}</text:p>
      <text:p text:style-name="P6"/>
      <text:p text:style-name="P6">char stackTopValue(struct StackNode** indirect){</text:p>
      <text:p text:style-name="P6"><text:s text:c="4"/>if (*indirect){</text:p>
      <text:p text:style-name="P6"><text:s text:c="8"/>return (*indirect)-&gt;symbol;</text:p>
      <text:p text:style-name="P6"><text:s text:c="4"/>}</text:p>
      <text:p text:style-name="P6"><text:s text:c="4"/>return '$';</text:p>
      <text:p text:style-name="P6">}</text:p>
      <text:p text:style-name="P6"/>
      <text:p text:style-name="P6">char stackTerminal(struct StackNode** indirect){</text:p>
      <text:p text:style-name="P6"><text:s text:c="4"/>if (!emptyStack(indirect)){</text:p>
      <text:p text:style-name="P6"><text:s text:c="8"/>return (*indirect)-&gt;firstTerminal;</text:p>
      <text:p text:style-name="P6"><text:soft-page-break/><text:s text:c="4"/>}</text:p>
      <text:p text:style-name="P6"><text:s text:c="4"/>return '$';</text:p>
      <text:p text:style-name="P6">}</text:p>
      <text:p text:style-name="P6">void freeStack(struct StackNode** indirect){</text:p>
      <text:p text:style-name="P6"><text:s text:c="4"/>while (!emptyStack(indirect)){</text:p>
      <text:p text:style-name="P6"><text:s text:c="8"/>popStack(indirect);</text:p>
      <text:p text:style-name="P6"><text:s text:c="4"/>}</text:p>
      <text:p text:style-name="P6">}</text:p>
      <text:p text:style-name="P6"/>
      <text:p text:style-name="P6">void printState(struct StackNode** indirect){</text:p>
      <text:p text:style-name="P6"><text:s text:c="4"/>while (*indirect){</text:p>
      <text:p text:style-name="P6"><text:s text:c="8"/>printf("%c",(*indirect)-&gt;symbol);</text:p>
      <text:p text:style-name="P6"><text:s text:c="8"/>// printf("(%c,%c)",(*indirect)-&gt;symbol,(*indirect)-&gt;firstTerminal);</text:p>
      <text:p text:style-name="P6"><text:s text:c="8"/>indirect = &amp;((*indirect)-&gt;next);</text:p>
      <text:p text:style-name="P6"><text:s text:c="4"/>}</text:p>
      <text:p text:style-name="P6"><text:s text:c="4"/>printf("$");</text:p>
      <text:p text:style-name="P6">}</text:p>
      <text:p text:style-name="P5">shift_reduce_common.c:</text:p>
      <text:p text:style-name="P6">#include "stack.c"</text:p>
      <text:p text:style-name="P6"/>
      <text:p text:style-name="P6">bool match(struct StackNode** indirect, char s[]){</text:p>
      <text:p text:style-name="P6"><text:s text:c="4"/>int n = strlen(s);</text:p>
      <text:p text:style-name="P6"><text:s text:c="4"/>struct StackNode* current = *indirect;</text:p>
      <text:p text:style-name="P6"><text:s text:c="4"/></text:p>
      <text:p text:style-name="P6"><text:s text:c="4"/>for (int i=n-1;i&gt;=0;--i){</text:p>
      <text:p text:style-name="P6"><text:s text:c="8"/>if (!current){</text:p>
      <text:p text:style-name="P6"><text:s text:c="12"/>return false;</text:p>
      <text:p text:style-name="P6"><text:s text:c="8"/>}</text:p>
      <text:p text:style-name="P6"><text:s text:c="8"/>char lhs = current-&gt;symbol;</text:p>
      <text:p text:style-name="P6"><text:s text:c="8"/>char rhs = s[i];</text:p>
      <text:p text:style-name="P6"><text:s text:c="8"/>if (lhs!=rhs){</text:p>
      <text:p text:style-name="P6"><text:soft-page-break/><text:s text:c="12"/>return false;</text:p>
      <text:p text:style-name="P6"><text:s text:c="8"/>}</text:p>
      <text:p text:style-name="P6"/>
      <text:p text:style-name="P6"><text:s text:c="8"/>current = current-&gt;next;</text:p>
      <text:p text:style-name="P6"><text:s text:c="4"/>}</text:p>
      <text:p text:style-name="P6"><text:s text:c="4"/></text:p>
      <text:p text:style-name="P6"><text:s text:c="4"/>// Don't remove matched nodes here, that happens in reduce()</text:p>
      <text:p text:style-name="P6"><text:s text:c="4"/></text:p>
      <text:p text:style-name="P6"><text:s text:c="4"/>return true;</text:p>
      <text:p text:style-name="P6">}</text:p>
      <text:p text:style-name="P6"/>
      <text:p text:style-name="P6">bool shift(struct StackNode** inputStack,struct StackNode** outputStack){</text:p>
      <text:p text:style-name="P6"><text:s text:c="4"/>if (!emptyStack(inputStack)){</text:p>
      <text:p text:style-name="P6"><text:s text:c="8"/>stackPush(outputStack,stackTopValue(inputStack),true);</text:p>
      <text:p text:style-name="P6"><text:s text:c="8"/>popStack(inputStack);</text:p>
      <text:p text:style-name="P6"><text:s text:c="8"/>printf("Action: Shift Input: ");</text:p>
      <text:p text:style-name="P6"><text:s text:c="8"/>printState(inputStack);</text:p>
      <text:p text:style-name="P6"><text:s text:c="8"/>printf(" Output: ");</text:p>
      <text:p text:style-name="P6"><text:s text:c="8"/>printState(outputStack);</text:p>
      <text:p text:style-name="P6"><text:s text:c="8"/>printf("\n");</text:p>
      <text:p text:style-name="P6"><text:s text:c="8"/>return true;</text:p>
      <text:p text:style-name="P6"><text:s text:c="4"/>}</text:p>
      <text:p text:style-name="P6"><text:s text:c="4"/>return false;</text:p>
      <text:p text:style-name="P6">}</text:p>
      <text:p text:style-name="P6"/>
      <text:p text:style-name="P6">bool reduce(struct StackNode** outputStack,struct StackNode** inputStack,struct Grammar* g){</text:p>
      <text:p text:style-name="P6"><text:s text:c="4"/>int np = g-&gt;production_num;</text:p>
      <text:p text:style-name="P6"><text:s text:c="4"/>bool res = false;</text:p>
      <text:p text:style-name="P6"><text:s text:c="4"/>for (int p=0;p&lt;np;++p){</text:p>
      <text:p text:style-name="P6"><text:s text:c="8"/>char* expression = g-&gt;rules[p].expression;</text:p>
      <text:p text:style-name="P6"><text:soft-page-break/><text:s text:c="8"/>char symbol = g-&gt;rules[p].symbol;</text:p>
      <text:p text:style-name="P6"><text:s text:c="8"/>if (match(outputStack,expression)){</text:p>
      <text:p text:style-name="P6"><text:s text:c="12"/>int n = strlen(expression);</text:p>
      <text:p text:style-name="P6"><text:s text:c="12"/>while (n--&gt;0){</text:p>
      <text:p text:style-name="P6"><text:s text:c="16"/>popStack(outputStack);</text:p>
      <text:p text:style-name="P6"><text:s text:c="12"/>}</text:p>
      <text:p text:style-name="P6"><text:s text:c="12"/>stackPush(outputStack,symbol,false);</text:p>
      <text:p text:style-name="P6"><text:s text:c="12"/>push_derivation(g-&gt;rules[p]);</text:p>
      <text:p text:style-name="P6"><text:s text:c="12"/>res = true;</text:p>
      <text:p text:style-name="P6"><text:s text:c="12"/>printf("Action: Reduce Input: ");</text:p>
      <text:p text:style-name="P6"><text:s text:c="12"/>printState(inputStack);</text:p>
      <text:p text:style-name="P6"><text:s text:c="12"/>printf(" Output: ");</text:p>
      <text:p text:style-name="P6"><text:s text:c="12"/>printState(outputStack);</text:p>
      <text:p text:style-name="P6"><text:s text:c="12"/>printf("\n");</text:p>
      <text:p text:style-name="P6"><text:s text:c="8"/>}</text:p>
      <text:p text:style-name="P6"><text:s text:c="4"/>}</text:p>
      <text:p text:style-name="P6"><text:s text:c="4"/>return res;</text:p>
      <text:p text:style-name="P6">}</text:p>
      <text:p text:style-name="P6"/>
      <text:p text:style-name="P6">void derivation_parse(){</text:p>
      <text:p text:style-name="P6"><text:s text:c="4"/>printf("The RMD is as follows:\n");</text:p>
      <text:p text:style-name="P6"><text:s text:c="4"/>while (!empty_derivation()){</text:p>
      <text:p text:style-name="P6"><text:s text:c="8"/>struct ProductionRule r = top_derivation();</text:p>
      <text:p text:style-name="P6"><text:s text:c="8"/>printf("%c-&gt;%s\n",r.symbol,r.expression);</text:p>
      <text:p text:style-name="P6"><text:s text:c="8"/>pop_derivation();</text:p>
      <text:p text:style-name="P6"><text:s text:c="4"/>}</text:p>
      <text:p text:style-name="P6">}</text:p>
      <text:p text:style-name="P5">shift_reduce_parse.c:</text:p>
      <text:p text:style-name="P6">#include "shift_reduce_common.c"</text:p>
      <text:p text:style-name="P6"/>
      <text:p text:style-name="P6"/>
      <text:p text:style-name="P6"><text:soft-page-break/>void parse(struct Grammar* g,char input[20]){</text:p>
      <text:p text:style-name="P6"><text:s text:c="4"/>struct StackNode * inputHead = NULL;</text:p>
      <text:p text:style-name="P6"><text:s text:c="4"/>struct StackNode * stackHead = NULL;</text:p>
      <text:p text:style-name="P6"/>
      <text:p text:style-name="P6"><text:s text:c="4"/>struct StackNode** inputStack = &amp;inputHead;</text:p>
      <text:p text:style-name="P6"><text:s text:c="4"/>struct StackNode** outputStack = &amp;stackHead;</text:p>
      <text:p text:style-name="P6"><text:s text:c="4"/>int n = strlen(input);</text:p>
      <text:p text:style-name="P6"><text:s text:c="4"/>for (int i=n-1;i&gt;=0;--i){</text:p>
      <text:p text:style-name="P6"><text:s text:c="8"/>stackPush(inputStack,input[i],true);</text:p>
      <text:p text:style-name="P6"><text:s text:c="4"/>}</text:p>
      <text:p text:style-name="P6"><text:s text:c="4"/>int max_iterations = 1000;</text:p>
      <text:p text:style-name="P6"><text:s text:c="4"/>while (max_iterations--&gt;0){</text:p>
      <text:p text:style-name="P6"><text:s text:c="8"/>//Try reduce</text:p>
      <text:p text:style-name="P6"><text:s text:c="8"/>if (reduce(outputStack,inputStack,g)){</text:p>
      <text:p text:style-name="P6"><text:s text:c="12"/>continue;</text:p>
      <text:p text:style-name="P6"><text:s text:c="8"/>}</text:p>
      <text:p text:style-name="P6"/>
      <text:p text:style-name="P6"><text:s text:c="8"/>//Try shift</text:p>
      <text:p text:style-name="P6"><text:s text:c="8"/>if (shift(inputStack,outputStack)){</text:p>
      <text:p text:style-name="P6"><text:s text:c="12"/>continue;</text:p>
      <text:p text:style-name="P6"><text:s text:c="8"/>}</text:p>
      <text:p text:style-name="P6"/>
      <text:p text:style-name="P6"><text:s text:c="8"/>//Accept or reject if neither works</text:p>
      <text:p text:style-name="P6"><text:s text:c="8"/>if (emptyStack(inputStack) &amp;&amp; !emptyStack(outputStack)</text:p>
      <text:p text:style-name="P6"><text:s text:c="8"/>&amp;&amp; !stackHead-&gt;next &amp;&amp; stackTopValue(outputStack)==g-&gt;startState){</text:p>
      <text:p text:style-name="P6"><text:s text:c="12"/>//Valid input</text:p>
      <text:p text:style-name="P6"><text:s text:c="12"/>printf("String Accepted\n");</text:p>
      <text:p text:style-name="P6"><text:s text:c="8"/>} else {</text:p>
      <text:p text:style-name="P6"><text:s text:c="12"/>printf("String rejected\n");</text:p>
      <text:p text:style-name="P6"><text:s text:c="8"/>}</text:p>
      <text:p text:style-name="P6"><text:s text:c="8"/>break;</text:p>
      <text:p text:style-name="P6"><text:soft-page-break/><text:s text:c="4"/>}</text:p>
      <text:p text:style-name="P6"><text:s text:c="4"/>derivation_parse();</text:p>
      <text:p text:style-name="P6"><text:s text:c="4"/>freeStack(inputStack);</text:p>
      <text:p text:style-name="P6"><text:s text:c="4"/>freeStack(outputStack);</text:p>
      <text:p text:style-name="P6">}</text:p>
      <text:p text:style-name="P6"/>
      <text:p text:style-name="P6">int main(){</text:p>
      <text:p text:style-name="P6"><text:s text:c="4"/>struct Grammar* g = read_grammar();</text:p>
      <text:p text:style-name="P6"><text:s text:c="4"/>int n = strlen(g-&gt;terminals)+1;</text:p>
      <text:p text:style-name="P6"><text:s text:c="4"/>char input[20];</text:p>
      <text:p text:style-name="P6"><text:s text:c="4"/>scanf("%19s",input);</text:p>
      <text:p text:style-name="P6"><text:s text:c="4"/>if (validInput(g,input)){</text:p>
      <text:p text:style-name="P6"><text:s text:c="8"/>parse(g,input);</text:p>
      <text:p text:style-name="P6"><text:s text:c="4"/>} else {</text:p>
      <text:p text:style-name="P6"><text:s text:c="8"/>printf("Invalid input\n");</text:p>
      <text:p text:style-name="P6"><text:s text:c="4"/>}</text:p>
      <text:p text:style-name="P6"><text:s text:c="4"/>return 0;</text:p>
      <text:p text:style-name="P6">}</text:p>
      <text:h text:style-name="P7" text:outline-level="2"/>
      <text:h text:style-name="P8" text:outline-level="2">OUTPUT:</text:h>
      <text:p text:style-name="P9">input.txt:</text:p>
      <text:p text:style-name="P10">1 3 3</text:p>
      <text:p text:style-name="P10">E</text:p>
      <text:p text:style-name="P10">E</text:p>
      <text:p text:style-name="P10">i+*</text:p>
      <text:p text:style-name="P10">E-&gt;E+E</text:p>
      <text:p text:style-name="P10">E-&gt;E*E</text:p>
      <text:p text:style-name="P10">E-&gt;i</text:p>
      <text:p text:style-name="P10">i+i*i</text:p>
      <text:p text:style-name="P10"/>
      <text:p text:style-name="P9">Output:</text:p>
      <text:p text:style-name="P10">Action: Shift Input: +i*i$ Output: i$</text:p>
      <text:p text:style-name="P10">Action: Reduce Input: +i*i$ Output: E$</text:p>
      <text:p text:style-name="P10">Action: Shift Input: i*i$ Output: +E$</text:p>
      <text:p text:style-name="P10">Action: Shift Input: *i$ Output: i+E$</text:p>
      <text:p text:style-name="P10">Action: Reduce Input: *i$ Output: E+E$</text:p>
      <text:p text:style-name="P10">Action: Reduce Input: *i$ Output: E$</text:p>
      <text:p text:style-name="P10">Action: Shift Input: i$ Output: *E$</text:p>
      <text:p text:style-name="P10">Action: Shift Input: $ Output: i*E$</text:p>
      <text:p text:style-name="P10">Action: Reduce Input: $ Output: E*E$</text:p>
      <text:p text:style-name="P10">Action: Reduce Input: $ Output: E$</text:p>
      <text:p text:style-name="P10">String Accepted</text:p>
      <text:p text:style-name="P10">The RMD is as follows:</text:p>
      <text:p text:style-name="P10">E-&gt;E*E</text:p>
      <text:p text:style-name="P10">E-&gt;i</text:p>
      <text:p text:style-name="P10">E-&gt;E+E</text:p>
      <text:p text:style-name="P10">E-&gt;i</text:p>
      <text:p text:style-name="P10">E-&gt;i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655cm" fo:margin-bottom="1.984cm" fo:margin-left="2cm" fo:margin-right="2cm" fo:border="0.06pt solid #000000" fo:padding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6-09T21:25:54.708728899</meta:creation-date>
    <dc:date>2025-09-28T12:41:16.467550005</dc:date>
    <meta:editing-duration>PT6H36M47S</meta:editing-duration>
    <meta:editing-cycles>23</meta:editing-cycles>
    <meta:generator>LibreOffice/25.2.6.2$Linux_X86_64 LibreOffice_project/520$Build-2</meta:generator>
    <meta:print-date>2025-08-16T13:49:58.968410389</meta:print-date>
    <meta:printed-by>PDF files</meta:printed-by>
    <meta:document-statistic meta:table-count="0" meta:image-count="0" meta:object-count="0" meta:page-count="14" meta:paragraph-count="373" meta:word-count="920" meta:character-count="9547" meta:non-whitespace-character-count="7282"/>
  </office:meta>
</office:document-meta>
</file>